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80000004386E78F11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4.152cm, 0cm, 0cm, 4.93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6cm" svg:height="24.7cm" svg:x="-2.4cm" svg:y="3.8cm">
          <draw:image xlink:href="Pictures/1000000000000780000004386E78F1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9:14:26.435000000</meta:creation-date>
    <dc:date>2017-11-26T19:16:02.916000000</dc:date>
    <meta:editing-duration>PT1M41S</meta:editing-duration>
    <meta:editing-cycles>1</meta:editing-cycles>
    <meta:document-statistic meta:object-count="1"/>
    <meta:generator>LibreOffice/4.3.7.2$Windows_x86 LibreOffice_project/8a35821d8636a03b8bf4e15b48f59794652c68ba</meta:generator>
  </office:meta>
</office:document-meta>
</file>